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ethodsRequestConditionTests.getMatchingConditionWithHttpOptionsIn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ethod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questMethodsRequestConditionTests.getMatchingConditionWithCusto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getMatchingConditionWithCorsPreFl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Method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ethodsRequestConditionTests.getMatchingConditionWithHttp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MethodsRequestConditionTests.getMatchingConditionWithEmpty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MethodsRequestConditionTests.testMatch( RequestMethodsRequestCondition condition , Request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ethodsRequestConditionTests.testNoMatch( RequestMethodsRequestCondition condition , Request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